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5.0071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798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9535in" fo:break-before="auto" style:use-optimal-row-height="true"/>
    </style:style>
    <style:style style:name="ro6" style:family="table-row">
      <style:table-row-properties style:row-height="1.419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number:date-style style:name="N20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20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style:style style:name="ce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 style:data-style-name="N20036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ce3" style:family="table-cell" style:parent-style-name="Default" style:data-style-name="N20037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ce10" style:family="table-cell" style:parent-style-name="Default" style:data-style-name="N40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ce11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ce1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ce15" style:family="table-cell" style:parent-style-name="Default">
      <style:table-cell-properties fo:wrap-option="wrap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roid Sans Fallback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1" table:number-columns-repeated="3" table:default-cell-style-name="ce10"/>
        <table:table-column table:style-name="co2" table:default-cell-style-name="ce13"/>
        <table:table-column table:style-name="co1" table:number-columns-repeated="2" table:default-cell-style-name="ce10"/>
        <table:table-column table:style-name="co1" table:number-columns-repeated="1017" table:default-cell-style-name="ce14"/>
        <table:table-row table:style-name="ro1">
          <table:table-cell table:style-name="ce8" office:value-type="string" calcext:value-type="string">
            <text:p>Day</text:p>
          </table:table-cell>
          <table:table-cell table:style-name="ce8" office:value-type="string" calcext:value-type="string">
            <text:p>Start</text:p>
          </table:table-cell>
          <table:table-cell table:style-name="ce8" office:value-type="string" calcext:value-type="string">
            <text:p>End</text:p>
          </table:table-cell>
          <table:table-cell table:style-name="ce8" office:value-type="string" calcext:value-type="string">
            <text:p>Duration</text:p>
          </table:table-cell>
          <table:table-cell table:style-name="ce11" office:value-type="string" calcext:value-type="string">
            <text:p>Description</text:p>
          </table:table-cell>
          <table:table-cell table:style-name="ce8" office:value-type="string" calcext:value-type="string">
            <text:p>Total (per day)</text:p>
          </table:table-cell>
          <table:table-cell table:style-name="ce8" office:value-type="string" calcext:value-type="string">
            <text:p>Total (per week)</text:p>
          </table:table-cell>
          <table:table-cell table:style-name="ce8" table:number-columns-repeated="57"/>
          <table:table-cell table:style-name="ce15" table:number-columns-repeated="960"/>
        </table:table-row>
        <table:table-row table:style-name="ro2">
          <table:table-cell table:style-name="ce2" office:value-type="date" office:date-value="2020-04-01" calcext:value-type="date">
            <text:p>01/04/2020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12H30M00S" calcext:value-type="time">
            <text:p>12:30</text:p>
          </table:table-cell>
          <table:table-cell table:formula="of:=IF([.C2]; [.C2]-[.B2]; &quot;&quot;)" office:value-type="time" office:time-value="PT05H30M00S" calcext:value-type="time">
            <text:p>05:30</text:p>
          </table:table-cell>
          <table:table-cell table:style-name="ce5" office:value-type="string" calcext:value-type="string">
            <text:p>* Set up Ubuntu 19.10 VM for experiments</text:p>
            <text:p>* Read “Smashing the stack for fun and profit” (revised version)</text:p>
            <text:p>* Stuck at overflow1.c: esp contains address before buffer instead of in buffer</text:p>
          </table:table-cell>
          <table:table-cell table:number-columns-repeated="1019"/>
        </table:table-row>
        <table:table-row table:style-name="ro3">
          <table:table-cell/>
          <table:table-cell office:value-type="time" office:time-value="PT13H30M00S" calcext:value-type="time">
            <text:p>13:30</text:p>
          </table:table-cell>
          <table:table-cell office:value-type="time" office:time-value="PT15H45M00S" calcext:value-type="time">
            <text:p>15:45</text:p>
          </table:table-cell>
          <table:table-cell table:formula="of:=IF([.C3]; [.C3]-[.B3]; &quot;&quot;)" office:value-type="time" office:time-value="PT02H15M00S" calcext:value-type="time">
            <text:p>02:15</text:p>
          </table:table-cell>
          <table:table-cell office:value-type="string" calcext:value-type="string">
            <text:p>* Fix overflow1.c problem: gcc includes wrong alignment by default (16 bytes), change to 4 bytes by compiler flag</text:p>
            <text:p>* Continue with vulnerable executable and exploits for that</text:p>
            <text:p>* Current problem: exploit2 works better than expected, exploit3 does not work =&gt; evaluate and debug tomorrow</text:p>
          </table:table-cell>
          <table:table-cell table:formula="of:=[.D2]+[.D3]" office:value-type="time" office:time-value="PT07H45M00S" calcext:value-type="time">
            <text:p>07:45</text:p>
          </table:table-cell>
          <table:table-cell table:number-columns-repeated="1018"/>
        </table:table-row>
        <table:table-row table:style-name="ro4">
          <table:table-cell table:number-columns-repeated="3"/>
          <table:table-cell table:formula="of:=IF([.C4]; [.C4]-[.B4]; &quot;&quot;)">
            <text:p/>
          </table:table-cell>
          <table:table-cell table:number-columns-repeated="1020"/>
        </table:table-row>
        <table:table-row table:style-name="ro3">
          <table:table-cell table:style-name="ce2" office:value-type="date" office:date-value="2020-04-02" calcext:value-type="date">
            <text:p>02/04/2020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12H15M00S" calcext:value-type="time">
            <text:p>12:15</text:p>
          </table:table-cell>
          <table:table-cell table:formula="of:=IF([.C5]; [.C5]-[.B5]; &quot;&quot;)" office:value-type="time" office:time-value="PT05H15M00S" calcext:value-type="time">
            <text:p>05:15</text:p>
          </table:table-cell>
          <table:table-cell office:value-type="string" calcext:value-type="string">
            <text:p>* Install gdb 9.1 from source, as gdb 8.3 included in Ubuntu 19.10 often crashes (known bug fixed in gdb 8.3.1)</text:p>
            <text:p>* Fix problem with exploit3: offset missing</text:p>
            <text:p>* Add exploit4 and eggshell, fix wrong offsets and an iteration bug in eggshell</text:p>
            <text:p>* All executables from the Aleph1 paper are working now!</text:p>
          </table:table-cell>
          <table:table-cell table:style-name="Default"/>
          <table:table-cell table:number-columns-repeated="1018"/>
        </table:table-row>
        <table:table-row table:style-name="ro5">
          <table:table-cell/>
          <table:table-cell office:value-type="time" office:time-value="PT13H15M00S" calcext:value-type="time">
            <text:p>13:15</text:p>
          </table:table-cell>
          <table:table-cell office:value-type="time" office:time-value="PT15H45M00S" calcext:value-type="time">
            <text:p>15:45</text:p>
          </table:table-cell>
          <table:table-cell table:formula="of:=IF([.C6]; [.C6]-[.B6]; &quot;&quot;)" office:value-type="time" office:time-value="PT02H30M00S" calcext:value-type="time">
            <text:p>02:30</text:p>
          </table:table-cell>
          <table:table-cell office:value-type="string" calcext:value-type="string">
            <text:p>* Reorganize directory structure and git repo (preparation for pushing it to a remote repo)</text:p>
            <text:p><text:span text:style-name="T1">* Read papers/articles on stack buffer overflows and shellcodes (</text:span><text:span text:style-name="T1"><text:a xlink:href="http://phrack.org/issues/55/8.html#article" xlink:type="simple">http://phrack.org/issues/55/8.html#article</text:a></text:span><text:span text:style-name="T1"> Frame Pointer overwrite, </text:span><text:span text:style-name="T1"><text:a xlink:href="https://www.win.tue.nl/~aeb/linux/hh/hh-10.html" xlink:type="simple">https://www.win.tue.nl/~aeb/linux/hh/hh-10.html</text:a></text:span><text:span text:style-name="T1"> SBOF, </text:span><text:span text:style-name="T1"><text:a xlink:href="http://phrack.org/issues/57/15.html#article" xlink:type="simple">http://phrack.org/issues/57/15.html#article</text:a></text:span><text:span text:style-name="T1"> alphanumeric shellcode</text:span>)</text:p>
          </table:table-cell>
          <table:table-cell table:formula="of:=[.D5]+[.D6]" office:value-type="time" office:time-value="PT07H45M00S" calcext:value-type="time">
            <text:p>07:45</text:p>
          </table:table-cell>
          <table:table-cell table:number-columns-repeated="1018"/>
        </table:table-row>
        <table:table-row table:style-name="ro4">
          <table:table-cell table:number-columns-repeated="3"/>
          <table:table-cell table:formula="of:=IF([.C7]; [.C7]-[.B7]; &quot;&quot;)">
            <text:p/>
          </table:table-cell>
          <table:table-cell table:number-columns-repeated="1020"/>
        </table:table-row>
        <table:table-row table:style-name="ro6">
          <table:table-cell table:style-name="ce2" office:value-type="date" office:date-value="2020-04-03" calcext:value-type="date">
            <text:p>03/04/2020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12H30M00S" calcext:value-type="time">
            <text:p>12:30</text:p>
          </table:table-cell>
          <table:table-cell table:formula="of:=IF([.C8]; [.C8]-[.B8]; &quot;&quot;)" office:value-type="time" office:time-value="PT05H30M00S" calcext:value-type="time">
            <text:p>05:30</text:p>
          </table:table-cell>
          <table:table-cell office:value-type="string" calcext:value-type="string">
            <text:p>* Finish reading the paper on alphanumeric shellcode</text:p>
            <text:p>* Read more papers/presentations (<text:a xlink:href="https://cansecwest.com/core05/memory_vulns_delalleau.pdf" xlink:type="simple">https://cansecwest.com/core05/memory_vulns_delalleau.pdf</text:a> on memory security flaws (e.g. in Linux kernel 2.6))</text:p>
            <text:p>* Keep in mind: The Shellcoder’s Handbook (Anley et al.)</text:p>
            <text:p>* Set up VM for SSH access =&gt; work on host, execute in VM</text:p>
            <text:p>* Start working on 64 bit stack smashing examples according to <text:a xlink:href="https://blog.techorganic.com/2015/04/10/64-bit-linux-stack-smashing-tutorial-part-1/" xlink:type="simple">https://blog.techorganic.com/2015/04/10/64-bit-linux-stack-smashing-tutorial-part-1/</text:a> by superkojiman</text:p>
          </table:table-cell>
          <table:table-cell table:style-name="Default"/>
          <table:table-cell table:number-columns-repeated="1018"/>
        </table:table-row>
        <table:table-row table:style-name="ro4">
          <table:table-cell/>
          <table:table-cell office:value-type="time" office:time-value="PT13H30M00S" calcext:value-type="time">
            <text:p>13:30</text:p>
          </table:table-cell>
          <table:table-cell office:value-type="time" office:time-value="PT14H00M00S" calcext:value-type="time">
            <text:p>14:00</text:p>
          </table:table-cell>
          <table:table-cell table:formula="of:=IF([.C9]; [.C9]-[.B9]; &quot;&quot;)" office:value-type="time" office:time-value="PT00H30M00S" calcext:value-type="time">
            <text:p>00:30</text:p>
          </table:table-cell>
          <table:table-cell office:value-type="string" calcext:value-type="string">
            <text:p>* Continue 64 bit stack smashing</text:p>
          </table:table-cell>
          <table:table-cell table:number-columns-repeated="1019"/>
        </table:table-row>
        <table:table-row table:style-name="ro1">
          <table:table-cell/>
          <table:table-cell office:value-type="time" office:time-value="PT14H20M00S" calcext:value-type="time">
            <text:p>14:20</text:p>
          </table:table-cell>
          <table:table-cell office:value-type="time" office:time-value="PT15H15M00S" calcext:value-type="time">
            <text:p>15:15</text:p>
          </table:table-cell>
          <table:table-cell table:formula="of:=IF([.C10]; [.C10]-[.B10]; &quot;&quot;)" office:value-type="time" office:time-value="PT00H55M00S" calcext:value-type="time">
            <text:p>00:55</text:p>
          </table:table-cell>
          <table:table-cell office:value-type="string" calcext:value-type="string">
            <text:p>* Finish part 1 of the 64 bit stack smashing tutorial (typical stack buffer overflow)</text:p>
          </table:table-cell>
          <table:table-cell table:formula="of:=[.D8]+[.D9]+[.D10]" office:value-type="time" office:time-value="PT06H55M00S" calcext:value-type="time">
            <text:p>06:55</text:p>
          </table:table-cell>
          <table:table-cell table:formula="of:=[.F3]+[.F6]+[.F10]" office:value-type="time" office:time-value="PT22H25M00S" calcext:value-type="time">
            <text:p>22:25</text:p>
          </table:table-cell>
          <table:table-cell table:number-columns-repeated="1017"/>
        </table:table-row>
        <table:table-row table:style-name="ro4">
          <table:table-cell table:number-columns-repeated="3"/>
          <table:table-cell table:formula="of:=IF([.C11]; [.C11]-[.B11]; &quot;&quot;)">
            <text:p/>
          </table:table-cell>
          <table:table-cell table:number-columns-repeated="1020"/>
        </table:table-row>
        <table:table-row table:style-name="ro2">
          <table:table-cell table:style-name="ce2" office:value-type="date" office:date-value="2020-04-06" calcext:value-type="date">
            <text:p>06/04/2020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10H00M00S" calcext:value-type="time">
            <text:p>10:00</text:p>
          </table:table-cell>
          <table:table-cell table:formula="of:=IF([.C12]; [.C12]-[.B12]; &quot;&quot;)" office:value-type="time" office:time-value="PT03H00M00S" calcext:value-type="time">
            <text:p>03:00</text:p>
          </table:table-cell>
          <table:table-cell office:value-type="string" calcext:value-type="string">
            <text:p>* Set up GitHub repository</text:p>
            <text:p>* Start and finish part 2 of the 64 bit stack smashing tutorial (ret2libc stack buffer overflow)</text:p>
          </table:table-cell>
          <table:table-cell table:number-columns-repeated="1019"/>
        </table:table-row>
        <table:table-row table:style-name="ro1">
          <table:table-cell/>
          <table:table-cell office:value-type="time" office:time-value="PT10H15M00S" calcext:value-type="time">
            <text:p>10:15</text:p>
          </table:table-cell>
          <table:table-cell office:value-type="time" office:time-value="PT11H20M00S" calcext:value-type="time">
            <text:p>11:20</text:p>
          </table:table-cell>
          <table:table-cell table:formula="of:=IF([.C13]; [.C13]-[.B13]; &quot;&quot;)" office:value-type="time" office:time-value="PT01H05M00S" calcext:value-type="time">
            <text:p>01:05</text:p>
          </table:table-cell>
          <table:table-cell office:value-type="string" calcext:value-type="string">
            <text:p>* Start part 3 of the 64 bit stack smashing tutorial (leak libc address, overwrite GOT)</text:p>
          </table:table-cell>
          <table:table-cell table:number-columns-repeated="1019"/>
        </table:table-row>
        <table:table-row table:style-name="ro2">
          <table:table-cell/>
          <table:table-cell office:value-type="time" office:time-value="PT13H45M00S" calcext:value-type="time">
            <text:p>13:45</text:p>
          </table:table-cell>
          <table:table-cell office:value-type="time" office:time-value="PT17H00M00S" calcext:value-type="time">
            <text:p>17:00</text:p>
          </table:table-cell>
          <table:table-cell table:formula="of:=IF([.C14]; [.C14]-[.B14]; &quot;&quot;)" office:value-type="time" office:time-value="PT03H15M00S" calcext:value-type="time">
            <text:p>03:15</text:p>
          </table:table-cell>
          <table:table-cell office:value-type="string" calcext:value-type="string">
            <text:p>* Stuck at part 3: several problems (attaching gdb does not work correctly, libc base address is incorrect (might have something to do with the ifunc functionality of libc))</text:p>
          </table:table-cell>
          <table:table-cell table:formula="of:=[.D12]+[.D13]+[.D14]" office:value-type="time" office:time-value="PT07H20M00S" calcext:value-type="time">
            <text:p>07:20</text:p>
          </table:table-cell>
          <table:table-cell table:number-columns-repeated="1018"/>
        </table:table-row>
        <table:table-row table:style-name="ro4">
          <table:table-cell table:number-columns-repeated="3"/>
          <table:table-cell table:formula="of:=IF([.C15]; [.C15]-[.B15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6]; [.C16]-[.B16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7]; [.C17]-[.B17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8]; [.C18]-[.B18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9]; [.C19]-[.B19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0]; [.C20]-[.B20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1]; [.C21]-[.B21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2]; [.C22]-[.B22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3]; [.C23]-[.B23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4]; [.C24]-[.B24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5]; [.C25]-[.B25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6]; [.C26]-[.B26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7]; [.C27]-[.B27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8]; [.C28]-[.B28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9]; [.C29]-[.B29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0]; [.C30]-[.B30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1]; [.C31]-[.B31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2]; [.C32]-[.B32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3]; [.C33]-[.B33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4]; [.C34]-[.B34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5]; [.C35]-[.B35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6]; [.C36]-[.B36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7]; [.C37]-[.B37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8]; [.C38]-[.B38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9]; [.C39]-[.B39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40]; [.C40]-[.B40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41]; [.C41]-[.B41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42]; [.C42]-[.B42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43]; [.C43]-[.B43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44]; [.C44]-[.B44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45]; [.C45]-[.B45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46]; [.C46]-[.B46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47]; [.C47]-[.B47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48]; [.C48]-[.B48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49]; [.C49]-[.B49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50]; [.C50]-[.B50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51]; [.C51]-[.B51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52]; [.C52]-[.B52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53]; [.C53]-[.B53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54]; [.C54]-[.B54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55]; [.C55]-[.B55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56]; [.C56]-[.B56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57]; [.C57]-[.B57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58]; [.C58]-[.B58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59]; [.C59]-[.B59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60]; [.C60]-[.B60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61]; [.C61]-[.B61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62]; [.C62]-[.B62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63]; [.C63]-[.B63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64]; [.C64]-[.B64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65]; [.C65]-[.B65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66]; [.C66]-[.B66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67]; [.C67]-[.B67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68]; [.C68]-[.B68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69]; [.C69]-[.B69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70]; [.C70]-[.B70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71]; [.C71]-[.B71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72]; [.C72]-[.B72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73]; [.C73]-[.B73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74]; [.C74]-[.B74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75]; [.C75]-[.B75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76]; [.C76]-[.B76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77]; [.C77]-[.B77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78]; [.C78]-[.B78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79]; [.C79]-[.B79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80]; [.C80]-[.B80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81]; [.C81]-[.B81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82]; [.C82]-[.B82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83]; [.C83]-[.B83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84]; [.C84]-[.B84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85]; [.C85]-[.B85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86]; [.C86]-[.B86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87]; [.C87]-[.B87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88]; [.C88]-[.B88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89]; [.C89]-[.B89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90]; [.C90]-[.B90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91]; [.C91]-[.B91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92]; [.C92]-[.B92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93]; [.C93]-[.B93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94]; [.C94]-[.B94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95]; [.C95]-[.B95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96]; [.C96]-[.B96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97]; [.C97]-[.B97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98]; [.C98]-[.B98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99]; [.C99]-[.B99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00]; [.C100]-[.B100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01]; [.C101]-[.B101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02]; [.C102]-[.B102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03]; [.C103]-[.B103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04]; [.C104]-[.B104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05]; [.C105]-[.B105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06]; [.C106]-[.B106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07]; [.C107]-[.B107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08]; [.C108]-[.B108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09]; [.C109]-[.B109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10]; [.C110]-[.B110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11]; [.C111]-[.B111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12]; [.C112]-[.B112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13]; [.C113]-[.B113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14]; [.C114]-[.B114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15]; [.C115]-[.B115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16]; [.C116]-[.B116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17]; [.C117]-[.B117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18]; [.C118]-[.B118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19]; [.C119]-[.B119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20]; [.C120]-[.B120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21]; [.C121]-[.B121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22]; [.C122]-[.B122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23]; [.C123]-[.B123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24]; [.C124]-[.B124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25]; [.C125]-[.B125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26]; [.C126]-[.B126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27]; [.C127]-[.B127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28]; [.C128]-[.B128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29]; [.C129]-[.B129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30]; [.C130]-[.B130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31]; [.C131]-[.B131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32]; [.C132]-[.B132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33]; [.C133]-[.B133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34]; [.C134]-[.B134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35]; [.C135]-[.B135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36]; [.C136]-[.B136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37]; [.C137]-[.B137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38]; [.C138]-[.B138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39]; [.C139]-[.B139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40]; [.C140]-[.B140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41]; [.C141]-[.B141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42]; [.C142]-[.B142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43]; [.C143]-[.B143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44]; [.C144]-[.B144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45]; [.C145]-[.B145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46]; [.C146]-[.B146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47]; [.C147]-[.B147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48]; [.C148]-[.B148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49]; [.C149]-[.B149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50]; [.C150]-[.B150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51]; [.C151]-[.B151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52]; [.C152]-[.B152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53]; [.C153]-[.B153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54]; [.C154]-[.B154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55]; [.C155]-[.B155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56]; [.C156]-[.B156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57]; [.C157]-[.B157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58]; [.C158]-[.B158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59]; [.C159]-[.B159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60]; [.C160]-[.B160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61]; [.C161]-[.B161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62]; [.C162]-[.B162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63]; [.C163]-[.B163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64]; [.C164]-[.B164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65]; [.C165]-[.B165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66]; [.C166]-[.B166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67]; [.C167]-[.B167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68]; [.C168]-[.B168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69]; [.C169]-[.B169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70]; [.C170]-[.B170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71]; [.C171]-[.B171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72]; [.C172]-[.B172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73]; [.C173]-[.B173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74]; [.C174]-[.B174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75]; [.C175]-[.B175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76]; [.C176]-[.B176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77]; [.C177]-[.B177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78]; [.C178]-[.B178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79]; [.C179]-[.B179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80]; [.C180]-[.B180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81]; [.C181]-[.B181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82]; [.C182]-[.B182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83]; [.C183]-[.B183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84]; [.C184]-[.B184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85]; [.C185]-[.B185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86]; [.C186]-[.B186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87]; [.C187]-[.B187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88]; [.C188]-[.B188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89]; [.C189]-[.B189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90]; [.C190]-[.B190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91]; [.C191]-[.B191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92]; [.C192]-[.B192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93]; [.C193]-[.B193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94]; [.C194]-[.B194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95]; [.C195]-[.B195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96]; [.C196]-[.B196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97]; [.C197]-[.B197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98]; [.C198]-[.B198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99]; [.C199]-[.B199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00]; [.C200]-[.B200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01]; [.C201]-[.B201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02]; [.C202]-[.B202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03]; [.C203]-[.B203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04]; [.C204]-[.B204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05]; [.C205]-[.B205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06]; [.C206]-[.B206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07]; [.C207]-[.B207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08]; [.C208]-[.B208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09]; [.C209]-[.B209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10]; [.C210]-[.B210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11]; [.C211]-[.B211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12]; [.C212]-[.B212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13]; [.C213]-[.B213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14]; [.C214]-[.B214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15]; [.C215]-[.B215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16]; [.C216]-[.B216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17]; [.C217]-[.B217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18]; [.C218]-[.B218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19]; [.C219]-[.B219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20]; [.C220]-[.B220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21]; [.C221]-[.B221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22]; [.C222]-[.B222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23]; [.C223]-[.B223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24]; [.C224]-[.B224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25]; [.C225]-[.B225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26]; [.C226]-[.B226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27]; [.C227]-[.B227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28]; [.C228]-[.B228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29]; [.C229]-[.B229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30]; [.C230]-[.B230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31]; [.C231]-[.B231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32]; [.C232]-[.B232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33]; [.C233]-[.B233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34]; [.C234]-[.B234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35]; [.C235]-[.B235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36]; [.C236]-[.B236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37]; [.C237]-[.B237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38]; [.C238]-[.B238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39]; [.C239]-[.B239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40]; [.C240]-[.B240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41]; [.C241]-[.B241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42]; [.C242]-[.B242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43]; [.C243]-[.B243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44]; [.C244]-[.B244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45]; [.C245]-[.B245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46]; [.C246]-[.B246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47]; [.C247]-[.B247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48]; [.C248]-[.B248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49]; [.C249]-[.B249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50]; [.C250]-[.B250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51]; [.C251]-[.B251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52]; [.C252]-[.B252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53]; [.C253]-[.B253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54]; [.C254]-[.B254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55]; [.C255]-[.B255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56]; [.C256]-[.B256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57]; [.C257]-[.B257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58]; [.C258]-[.B258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59]; [.C259]-[.B259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60]; [.C260]-[.B260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61]; [.C261]-[.B261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62]; [.C262]-[.B262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63]; [.C263]-[.B263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64]; [.C264]-[.B264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65]; [.C265]-[.B265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66]; [.C266]-[.B266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67]; [.C267]-[.B267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68]; [.C268]-[.B268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69]; [.C269]-[.B269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70]; [.C270]-[.B270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71]; [.C271]-[.B271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72]; [.C272]-[.B272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73]; [.C273]-[.B273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74]; [.C274]-[.B274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75]; [.C275]-[.B275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76]; [.C276]-[.B276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77]; [.C277]-[.B277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78]; [.C278]-[.B278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79]; [.C279]-[.B279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80]; [.C280]-[.B280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81]; [.C281]-[.B281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82]; [.C282]-[.B282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83]; [.C283]-[.B283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84]; [.C284]-[.B284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85]; [.C285]-[.B285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86]; [.C286]-[.B286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87]; [.C287]-[.B287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88]; [.C288]-[.B288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89]; [.C289]-[.B289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90]; [.C290]-[.B290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91]; [.C291]-[.B291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92]; [.C292]-[.B292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93]; [.C293]-[.B293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94]; [.C294]-[.B294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95]; [.C295]-[.B295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96]; [.C296]-[.B296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97]; [.C297]-[.B297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98]; [.C298]-[.B298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99]; [.C299]-[.B299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00]; [.C300]-[.B300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01]; [.C301]-[.B301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02]; [.C302]-[.B302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03]; [.C303]-[.B303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04]; [.C304]-[.B304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05]; [.C305]-[.B305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06]; [.C306]-[.B306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07]; [.C307]-[.B307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08]; [.C308]-[.B308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09]; [.C309]-[.B309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10]; [.C310]-[.B310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11]; [.C311]-[.B311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12]; [.C312]-[.B312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13]; [.C313]-[.B313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14]; [.C314]-[.B314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15]; [.C315]-[.B315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16]; [.C316]-[.B316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17]; [.C317]-[.B317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18]; [.C318]-[.B318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19]; [.C319]-[.B319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20]; [.C320]-[.B320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21]; [.C321]-[.B321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22]; [.C322]-[.B322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23]; [.C323]-[.B323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24]; [.C324]-[.B324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25]; [.C325]-[.B325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26]; [.C326]-[.B326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27]; [.C327]-[.B327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28]; [.C328]-[.B328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29]; [.C329]-[.B329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30]; [.C330]-[.B330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31]; [.C331]-[.B331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32]; [.C332]-[.B332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33]; [.C333]-[.B333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34]; [.C334]-[.B334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35]; [.C335]-[.B335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36]; [.C336]-[.B336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37]; [.C337]-[.B337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38]; [.C338]-[.B338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39]; [.C339]-[.B339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40]; [.C340]-[.B340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41]; [.C341]-[.B341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42]; [.C342]-[.B342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43]; [.C343]-[.B343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44]; [.C344]-[.B344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45]; [.C345]-[.B345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46]; [.C346]-[.B346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47]; [.C347]-[.B347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48]; [.C348]-[.B348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49]; [.C349]-[.B349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50]; [.C350]-[.B350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51]; [.C351]-[.B351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52]; [.C352]-[.B352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53]; [.C353]-[.B353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54]; [.C354]-[.B354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55]; [.C355]-[.B355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56]; [.C356]-[.B356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57]; [.C357]-[.B357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58]; [.C358]-[.B358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59]; [.C359]-[.B359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60]; [.C360]-[.B360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61]; [.C361]-[.B361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62]; [.C362]-[.B362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63]; [.C363]-[.B363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64]; [.C364]-[.B364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65]; [.C365]-[.B365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66]; [.C366]-[.B366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67]; [.C367]-[.B367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68]; [.C368]-[.B368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69]; [.C369]-[.B369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70]; [.C370]-[.B370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71]; [.C371]-[.B371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72]; [.C372]-[.B372]; &quot;&quot;)">
            <text:p/>
          </table:table-cell>
          <table:table-cell table:number-columns-repeated="1020"/>
        </table:table-row>
        <table:table-row table:style-name="ro4" table:number-rows-repeated="1048203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 number:title="User-defined">
      <number:day number:style="long"/>
      <number:text>/</number:text>
      <number:month number:style="long"/>
      <number:text>/</number:text>
      <number:year number:style="long"/>
    </number:date-style>
    <number:date-style style:name="N126">
      <number:day-of-week number:style="long"/>
      <number:text>, </number:text>
      <number:day number:style="long"/>
      <number:text>/</number:text>
      <number:month number:style="long"/>
      <number:text>/</number:text>
      <number:year number:style="long"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6">00/00/0000</text:date>, <text:time style:data-style-name="N2" text:time-value="07:16:53.8363584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01T07:45:16</meta:creation-date>
    <dc:language>en-US</dc:language>
    <dc:date>2020-04-06T16:56:52.516680618</dc:date>
    <meta:editing-cycles>38</meta:editing-cycles>
    <meta:editing-duration>PT17H50M23S</meta:editing-duration>
    <meta:generator>LibreOffice/6.4.2.2$Linux_X86_64 LibreOffice_project/40$Build-2</meta:generator>
    <meta:document-statistic meta:table-count="1" meta:cell-count="417" meta:object-count="0"/>
  </office:meta>
</office:document-meta>
</file>